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22pt" style:font-size-asian="22pt" style:font-size-complex="22pt"/>
    </style:style>
    <style:style style:name="P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9"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2" style:family="paragraph" style:parent-style-name="Standard">
      <style:paragraph-properties fo:text-align="justify" style:justify-single-word="false"/>
      <style:text-properties fo:font-weight="bold" style:font-weight-asian="bold"/>
    </style:style>
    <style:style style:name="P13"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4"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5"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6"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2pt" style:font-size-asian="14pt" style:font-size-complex="14pt"/>
    </style:style>
    <style:style style:name="P25" style:family="paragraph" style:parent-style-name="Standard">
      <style:paragraph-properties fo:text-align="justify" style:justify-single-word="false"/>
      <style:text-properties fo:font-size="12pt" style:font-size-asian="18pt" style:font-size-complex="18pt"/>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officeooo:paragraph-rsid="00114260" style:font-size-asian="13pt" style:font-size-complex="13pt"/>
    </style:style>
    <style:style style:name="P28" style:family="paragraph" style:parent-style-name="Standard">
      <style:paragraph-properties fo:line-height="100%" fo:text-align="justify" style:justify-single-word="false"/>
      <style:text-properties fo:font-size="13pt" style:font-size-asian="13pt" style:font-size-complex="13pt"/>
    </style:style>
    <style:style style:name="P2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30" style:family="paragraph" style:parent-style-name="Standard">
      <style:paragraph-properties fo:text-align="justify" style:justify-single-word="false"/>
      <style:text-properties fo:font-size="10pt" style:font-size-asian="18pt" style:font-size-complex="18pt"/>
    </style:style>
    <style:style style:name="P31"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2"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3" style:family="paragraph" style:parent-style-name="Footer">
      <style:paragraph-properties fo:text-align="end" style:justify-single-word="false"/>
      <style:text-properties officeooo:paragraph-rsid="0034c0e9" fo:background-color="transparent"/>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3e14d9"/>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belard <text:s text:c="80"/>TS2</text:p>
      <text:p text:style-name="P1">Aubinaud</text:p>
      <text:p text:style-name="P1">Coudeville</text:p>
      <text:p text:style-name="P1">Grandadam</text:p>
      <text:p text:style-name="P1">Thao</text:p>
      <text:p text:style-name="P1">Zaki</text:p>
      <text:p text:style-name="P6"/>
      <text:p text:style-name="P6"/>
      <text:p text:style-name="P6"/>
      <text:p text:style-name="P6"/>
      <text:p text:style-name="P6"/>
      <text:p text:style-name="P6"/>
      <text:p text:style-name="P7"/>
      <text:p text:style-name="P9">Spécialité ISN</text:p>
      <text:p text:style-name="P9">Groupe : PAC’s MEN</text:p>
      <text:p text:style-name="P9">Projet d’un Jeu vidéo</text:p>
      <text:p text:style-name="P9">AUBINAUD</text:p>
      <text:p text:style-name="P6"/>
      <text:p text:style-name="P6"/>
      <text:p text:style-name="P6"/>
      <text:p text:style-name="P6"/>
      <text:p text:style-name="P6"/>
      <text:p text:style-name="P6"/>
      <text:p text:style-name="P6"/>
      <text:p text:style-name="P6"/>
      <text:p text:style-name="P6"/>
      <text:p text:style-name="P6"/>
      <text:p text:style-name="P10"/>
      <text:p text:style-name="P1">2016-2017</text:p>
      <text:p text:style-name="P15"><text:soft-page-break/>Sommaire :</text:p>
      <text:p text:style-name="P11"/>
      <text:p text:style-name="P8"/>
      <text:p text:style-name="P8">I.) Présentation du projet :</text:p>
      <text:p text:style-name="P7"><text:tab/>a) Idée générale</text:p>
      <text:p text:style-name="P7"><text:tab/>b) Objectifs</text:p>
      <text:p text:style-name="P13"/>
      <text:p text:style-name="P8">II.) Répartition des taches :</text:p>
      <text:p text:style-name="P7"><text:tab/>a) Système de sous-parties</text:p>
      <text:p text:style-name="P7"><text:tab/>b) Division en binôme </text:p>
      <text:p text:style-name="P7"/>
      <text:p text:style-name="P8">III) Partie personnelle :</text:p>
      <text:p text:style-name="P7"><text:tab/>a) Création des variables</text:p>
      <text:p text:style-name="P7"><text:tab/>b) Inclusion des variables avec des classes</text:p>
      <text:p text:style-name="P7"><text:tab/>c) Programmation des effets des potions</text:p>
      <text:p text:style-name="P7"><text:tab/>d) Écriture <text:span text:style-name="T2">de l’histoire</text:span> et design des cartes</text:p>
      <text:p text:style-name="P7"><text:s text:c="2"/><text:tab/>e) Programmation de l'introduction et des dialogues</text:p>
      <text:p text:style-name="P7"/>
      <text:p text:style-name="P7"/>
      <text:p text:style-name="P7"/>
      <text:p text:style-name="P8">IV) Annexes :</text:p>
      <text:p text:style-name="P12"/>
      <text:list xml:id="list629515386467408852" text:style-name="L1">
        <text:list-item>
          <text:p text:style-name="P31">Présentation du projet :</text:p>
        </text:list-item>
      </text:list>
      <text:p text:style-name="P1"/>
      <text:p text:style-name="P2">a) Idée générale</text:p>
      <text:p text:style-name="P1"/>
      <text:p text:style-name="P28">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8"/>
      <text:p text:style-name="P28">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2">b) Objectifs</text:p>
      <text:p text:style-name="P1"/>
      <text:p text:style-name="P26">-Système de déplacement multi-directionnelle</text:p>
      <text:p text:style-name="P26">-Créer des personnages et leurs caractéristiques.</text:p>
      <text:p text:style-name="P26">-Développer un système de combat avec plusieurs entités et des paramètres influant sur celui-ci.</text:p>
      <text:p text:style-name="P26">-Créer trois cartes dont deux avec un éditeur de carte fait par nos soin et une en labyrinthe. </text:p>
      <text:p text:style-name="P26">Programmer un système d'inventaire et un système de consommables.</text:p>
      <text:p text:style-name="P26">-Utiliser Pygame.</text:p>
      <text:p text:style-name="P26">-Créer une vision 2D de dessus.</text:p>
      <text:p text:style-name="P26">-Implémenter des ennemis capables d'attaquer.</text:p>
      <text:p text:style-name="P26">Créer une difficulté croissante au sein du jeu</text:p>
      <text:p text:style-name="P26">-Lancement de la phase combat après collision avec les ennemis</text:p>
      <text:list xml:id="list6238698859173453990" text:style-name="L2">
        <text:list-item>
          <text:p text:style-name="P32">Répartition des taches :</text:p>
        </text:list-item>
      </text:list>
      <text:p text:style-name="P30"/>
      <text:p text:style-name="P2">a) Système de sous-parties</text:p>
      <text:p text:style-name="P25"/>
      <text:p text:style-name="P3"><text:tab/><text:span text:style-name="T3">Nous nous sommes repartis le travail selon 3 grands thèmes.</text:span></text:p>
      <text:p text:style-name="P3"/>
      <text:p text:style-name="P4">1) Carte</text:p>
      <text:p text:style-name="P24"/>
      <text:p text:style-name="P2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3"/>
      <text:p text:style-name="P4">2) Combat</text:p>
      <text:p text:style-name="P24"/>
      <text:p text:style-name="P2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3"/>
      <text:p text:style-name="P4">3)Graphisme</text:p>
      <text:p text:style-name="P24"/>
      <text:p text:style-name="P2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3"/>
      <text:p text:style-name="P2">b)Division en binôme</text:p>
      <text:p text:style-name="P24"/>
      <text:p text:style-name="P28">Un premier groupe, composé d’Émeric et de Sébastien prend en charge toute la partie carte et les taches dérivées correspondantes.</text:p>
      <text:p text:style-name="P28"/>
      <text:p text:style-name="P29">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29"/>
      <text:p text:style-name="P27">Enfin, un dernier groupe, composé de Nassim et Clarisse, s'est chargé d'afficher la carte et la fenêtre de combat. Il s'est aussi chargé des menus et de l'inventaire et de la création d'image pour certains items.</text:p>
      <text:list xml:id="list517751021608073458" text:style-name="L3">
        <text:list-item>
          <text:p text:style-name="P16"><text:soft-page-break/><text:span text:style-name="T1"><text:s/></text:span>Partie personnelle</text:p>
        </text:list-item>
      </text:list>
      <text:p text:style-name="P5"/>
      <text:p text:style-name="P19"><text:tab/>Mon rôle à été globalement d’intégrer les images au jeu et de créer la plupart des interfaces graphiques.</text:p>
      <text:p text:style-name="P19"/>
      <text:p text:style-name="P20">J’ai commencé <text:s/>me lancer dans le projet en travaillant sur le logiciel de modélisation 3D nommé Blender. J’ai commencer a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1">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22">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23">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3"><text:soft-page-break/><text:span text:style-name="T8">L’affichage des textures sur la carte étant terminé, nous nous sommes séparé. Par la suite nous avons ensuite entrepris avec Martin de réaliser la fenêtre de combat. Toute la mécanique du combat en arrière plan ayant déjà été faite, je me suis chargé de la fenêtre de combat, plus précisément de l’affichage du personnage et de son ou ses adversaires et également l’arrière. J’ai également dû faire s’afficher une flèche qui permettais la sélection de l’adversaire à attaquer . Martin a pris le relais pour gérer l’influence sur le combat. Du coup je me suis occuper de la réalisation des menus et de leur intégration dans le jeu. Je me suis occupé pour commencer de la réalisation d’une fenêtre d’inventaire pour que le joueur puisse le consulter et utilise des potions en dehors des combats pour commencer. J’ai donc créé une fenêtre constituée d’autant de cases que de potions et ensuite j’ai rempli chacune des cases pour qu’elle puisse afficher le nom de la potion et son nombre. Par la suite Martin m’a aidé a réaliser un éventement permettant l’utilisation des potions dans l’inventaire en influant sur une variable appelée « position_bouton » et sur un rectangle d’épaisseur plus grande pour informer l’utilisateur du bouton actuellement sélectionné. J’ai ensuite modifié la couleur de fond pour rendre la fenêtre plus esthétique puis lorsque je les ai eut j’ai ajouté les images correspondantes et la dernière amélioration graphique fut l’ajout des statistiques du personnage dans l’inventaire. Le me suis également occupé de faire le menu de départ avec la sélection des personnages, ce qui a été assez simple puisque la réalisation était proche de celle de l’inventaire. Nous avons quand même eut quelques difficultés avec la sélection des personnages qui avait une influence sur pratiquement tous les programmes d’aide.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5T00:23:53.369000000</dc:date>
    <meta:editing-cycles>40</meta:editing-cycles>
    <meta:editing-duration>P1DT7H31M59S</meta:editing-duration>
    <meta:generator>LibreOffice/5.1.6.2$Windows_X86_64 LibreOffice_project/07ac168c60a517dba0f0d7bc7540f5afa45f0909</meta:generator>
    <meta:document-statistic meta:table-count="0" meta:image-count="0" meta:object-count="0" meta:page-count="6" meta:paragraph-count="61" meta:word-count="1471" meta:character-count="9195" meta:non-whitespace-character-count="7687"/>
  </office:meta>
</office:document-meta>
</file>